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StarSymbol1" svg:font-family="Star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text-properties style:text-position="0% 100%"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2">
      <style:text-properties style:font-name="Times New Roman"/>
    </style:style>
    <style:style style:name="T1" style:family="text">
      <style:text-properties style:text-position="sub 58%"/>
    </style:style>
    <style:style style:name="T2" style:family="text">
      <style:text-properties style:font-name="Times New Roman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dvanced Math: Notes on Lessons 70-73</text:p>
      <text:p text:style-name="Subtitle">David A. Wheeler, 2009-01-12</text:p>
      <text:h text:style-name="Heading_20_1" text:outline-level="1">Lesson 70: Percentiles and z Scores</text:h>
      <text:p text:style-name="Text_20_body">When you have a sample from population, the conventional symbols for summaries are:</text:p>
      <text:list xml:id="list31162454" text:style-name="L1">
        <text:list-item>
          <text:p text:style-name="P3"><draw:frame draw:style-name="fr1" draw:name="Object1" text:anchor-type="as-char" svg:width="0.1661in" svg:height="0.1839in" draw:z-index="3"><draw:object xlink:href="./Object 1" xlink:type="simple" xlink:show="embed" xlink:actuate="onLoad"/><draw:image xlink:href="./ObjectReplacements/Object 1" xlink:type="simple" xlink:show="embed" xlink:actuate="onLoad"/></draw:frame>(“x bar”)<text:tab/>- mean of sample</text:p>
        </text:list-item>
        <text:list-item>
          <text:p text:style-name="P3">S<text:span text:style-name="T1">x</text:span> (“S sub x”)<text:tab/><text:tab/>- standard deviation of sample</text:p>
        </text:list-item>
      </text:list>
      <text:p text:style-name="Text_20_body">When you have values from a whole population, the conventional symbols for summaries are:</text:p>
      <text:list xml:id="list31137555" text:style-name="L2">
        <text:list-item>
          <text:p text:style-name="P4"><text:span text:style-name="T2">μ (“</text:span>mu”)<text:tab/><text:tab/>- mean of population</text:p>
        </text:list-item>
        <text:list-item>
          <text:p text:style-name="P5">σ (“sigma”)<text:tab/><text:tab/>- standard deviation of population</text:p>
        </text:list-item>
      </text:list>
      <text:p text:style-name="Text_20_body">If your data has the “normal distribution”, you can compute the “z-score” of a particular score/value to see how different it was from average. <text:s/>The z-score is just the number of standard deviations a particular score/value differs from the mean. <text:s/>For a whole population, the z-score is:</text:p>
      <text:p text:style-name="Text_20_body"><draw:frame draw:style-name="fr1" draw:name="Object2" text:anchor-type="as-char" svg:width="1.2925in" svg:height="0.3756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A z-score can be positive or negative; +2 is “two standard deviations above the mean”, and -3 is “three standard deviations below the mean”. <text:s/>Finding a z-score is often called “standardizing” or “normalizing”, because that single number tells you how far from average the data point is.</text:p>
      <text:p text:style-name="Text_20_body">From a z-score, you can then compute the “percentile rank”. <text:s/>This is the percentage of the population that x is greater than. <text:s/>This is typically how results are reported for standardized tests (for example) - they find your test’s specific score, compute the mean and standard deviation for the test population, and then compute the percentile. <text:s/>For our purposes, just use the provided table, which will let you quickly find percentile values from a z-score. <text:s/>Your calculator may have a “cumulative density function” (or something with a similar name) that can make these kinds of calculations <text:s/>(be sure to do the “one-sided” version).</text:p>
      <text:p text:style-name="Text_20_body">For example: <text:s/>Fred scored 90 on a test, where among all the test-takers the average <text:span text:style-name="T2">μ </text:span>was 82 and the standard deviation <text:span text:style-name="T2">σ </text:span>was 4. <text:s/>The z-score of Fred’s result = (90-82)/4 = +2... i.e., he was two standard deviations above the average (very good!). <text:s/>Looking up a z-score of 2.0 on the standard normal table shows the entry “.9772”. <text:s/>This means that, presuming a normal distribution, his score was better than 97.72% of the test-takers.</text:p>
      <text:p text:style-name="Text_20_body">By the way, Saxon makes a confusing &amp; complicated statement, and shows an equation you really can’t use effectively yet. <text:s/>He claims that to figure out the percentile you can use this equation:</text:p>
      <text:p text:style-name="Text_20_body"><draw:frame draw:style-name="fr1" draw:name="Object3" text:anchor-type="as-char" svg:width="1.7693in" svg:height="0.5665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>which is true but not helpful to you yet. <text:s/>This is the general equation of the normal distribution, and from it you can graph the normal distribution. <text:s/>But to find a percentage rank using this equation, you’d need to find the area under it (i.e., integration) - and that’s something you don’t know how to do yet! <text:s/>So ignore this complicated-looking equation, and use the table (or equivalent calculator buttons).</text:p>
      <text:h text:style-name="Heading_20_1" text:outline-level="1"><text:soft-page-break/>Lesson 71: The Ellipse (1)</text:h>
      <text:p text:style-name="P1">An ellipse is a “squished circle”. <text:s/>Instead of a single center, it has two points (singular: focus; plural: foci). <text:s/>An ellipse is the set of points that have the same (distance to focus #1) + (distance to focus #2). [Illustration: Yarn + tape + marker]</text:p>
      <text:p text:style-name="P1">An ellipse has a “major axis” (that goes through the two foci), and a “minor axis” (perpendicular to the major axis, and going through the midpoint between the foci). <text:s/>Conventionally “a” is 1/2 the length of the major axis, and “b” is 1/2 the length of the minor axis.</text:p>
      <text:p text:style-name="P1">If the ellipse’s major axis is horizontal, the standard form is:<text:tab/><draw:frame draw:style-name="fr1" draw:name="Object8" text:anchor-type="as-char" svg:width="0.9654in" svg:height="0.4402in" draw:z-index="4"><draw:object xlink:href="./Object 8" xlink:type="simple" xlink:show="embed" xlink:actuate="onLoad"/><draw:image xlink:href="./ObjectReplacements/Object 8" xlink:type="simple" xlink:show="embed" xlink:actuate="onLoad"/></draw:frame></text:p>
      <text:p text:style-name="P1">If the ellipse’s major axis is vertical, the standard form is:<text:tab/><text:tab/><draw:frame draw:style-name="fr1" draw:name="Object9" text:anchor-type="as-char" svg:width="0.9654in" svg:height="0.4402in" draw:z-index="5"><draw:object xlink:href="./Object 9" xlink:type="simple" xlink:show="embed" xlink:actuate="onLoad"/><draw:image xlink:href="./ObjectReplacements/Object 9" xlink:type="simple" xlink:show="embed" xlink:actuate="onLoad"/></draw:frame>(b &amp; a flip!)</text:p>
      <text:p text:style-name="P1">This is an easy lesson about some terminology and notation.</text:p>
      <text:h text:style-name="Heading_20_1" text:outline-level="1">Lesson 72: One Side plus Two Other Parts, Law of Sines</text:h>
      <text:p text:style-name="P1">If we know the length of a triangle, and two other values (angles or lengths), we can solve all the lengths and angles. <text:s/>You have to have at least one length; with only fixed angles, you can scale the triangle to arbitrarily larger/smaller sizes.</text:p>
      <text:p text:style-name="P1">If you have a right triangle, you already know an angle, so you just need a length and something else. From there, you already know how to use trigonometry to find the rest. <text:s/>But what if you don’t have a right triangle (aka an oblique triangle)? <text:s/>A useful approach is to use the “law of sines”, which is:</text:p>
      <text:p text:style-name="P1"><draw:frame draw:style-name="fr1" draw:name="Object10" text:anchor-type="as-char" svg:width="1.7902in" svg:height="0.3929in" draw:z-index="0"><draw:object xlink:href="./Object 10" xlink:type="simple" xlink:show="embed" xlink:actuate="onLoad"/><draw:image xlink:href="./ObjectReplacements/Object 10" xlink:type="simple" xlink:show="embed" xlink:actuate="onLoad"/></draw:frame></text:p>
      <text:p text:style-name="P1">Where A, B, and C are angles, and a, b, and c are the lengths of the sides opposite those angles.</text:p>
      <text:p text:style-name="P1">Beware: If you use arcsine to find a value, there are normally two possible angles that solve an arcsine, but a calculator will only show one of them (the first quadrant answer). <text:s/>Often you can just look at the triangle to see if the angle is less than 90 degrees, or more than 90 degrees.</text:p>
      <text:h text:style-name="Heading_20_1" text:outline-level="1">Lesson 73: Regular Polygons</text:h>
      <text:p text:style-name="P1">A regular polygon (all sides congruent, all interior angles congruent) of any number of sides can be inscribed in a circle (i.e., a circle can cover all the polygon’s vertices). <text:s/>The circles’ center will also be the regular polygon’s center. <text:s/>If you draw segments from the circle’s center to each of the polygon’s vertices, you’ll create a bunch of isosceles triangles. <text:s/>The figures in the book are good - in fact, I don’t see how to improve on them.</text:p>
      <text:p text:style-name="P2">Winner of the most obscure mathematical term: apothem. <text:s/>I didn’t even remember that one. <text:s/>Anyway, The “apothem” is the altitude of any of those isoscles triangles, that is, the distance from the circle/polygon’s center to the base segment of one of those triangles. <text:s/>The apothem bisects the isosceles triangle, creating two triangles; this means that all the tools you have that work on triangles (and you know many) work with them. <text:s/>If you want to inscribe a circle inside the polygon (the <text:span text:style-name="T3">opposite</text:span><text:span text:style-name="T4"> of what we started with - this circle will cover the polygon’s sides’ </text:span><text:span text:style-name="T3">midpoints</text:span><text:span text:style-name="T4">), the apothem is its radiu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tarSymbol1" svg:font-family="Star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Tahoma" style:font-size-asian="14pt" style:font-name-complex="Tahoma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4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in" fo:margin-bottom="0.0799in" fo:text-align="center" style:justify-single-word="false" style:page-number="auto" fo:background-color="transparent" style:shadow="none">
        <style:background-image/>
      </style:paragraph-properties>
      <style:text-properties fo:font-size="16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</text:page-number> of <text:page-count>2</text:page-count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David A. Wheeler</meta:initial-creator>
    <meta:creation-date>2007-09-03T22:43:21</meta:creation-date>
    <dc:creator>David A. Wheeler</dc:creator>
    <dc:date>2009-01-12T11:10:51.81</dc:date>
    <meta:printed-by>David A. Wheeler</meta:printed-by>
    <meta:print-date>2008-01-08T01:57:40</meta:print-date>
    <meta:editing-cycles>281</meta:editing-cycles>
    <meta:editing-duration>PT37H16M32S</meta:editing-duration>
    <meta:document-statistic meta:table-count="0" meta:image-count="0" meta:object-count="6" meta:page-count="2" meta:paragraph-count="33" meta:word-count="980" meta:character-count="550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over math:accent="true">
      <math:mi>x</math:mi>
      <math:mo math:stretchy="false">ˉ</math:mo>
    </math:mover>
    <math:annotation math:encoding="StarMath 5.0">bar x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frac>
        <math:mi>a</math:mi>
        <math:mrow>
          <math:mi>sin</math:mi>
          <math:mi>A</math:mi>
        </math:mrow>
      </math:mfrac>
      <math:mrow>
        <math:mi/>
        <math:mo math:stretchy="false">=</math:mo>
        <math:mi/>
      </math:mrow>
      <math:mfrac>
        <math:mi>b</math:mi>
        <math:mrow>
          <math:mi>sin</math:mi>
          <math:mi>B</math:mi>
        </math:mrow>
      </math:mfrac>
      <math:mrow>
        <math:mi/>
        <math:mo math:stretchy="false">=</math:mo>
        <math:mi/>
      </math:mrow>
      <math:mfrac>
        <math:mi>c</math:mi>
        <math:mrow>
          <math:mi>sin</math:mi>
          <math:mi>C</math:mi>
        </math:mrow>
      </math:mfrac>
    </math:mrow>
    <math:annotation math:encoding="StarMath 5.0">a over {sin A} ~=~ b over {sin B} ~=~ c over {sin C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z</math:mi>
      <math:mi/>
      <math:mi math:fontstyle="italic">score</math:mi>
      <math:mrow>
        <math:mi/>
        <math:mo math:stretchy="false">=</math:mo>
        <math:mi/>
      </math:mrow>
      <math:mfrac>
        <math:mrow>
          <math:mi>x</math:mi>
          <math:mo math:stretchy="false">−</math:mo>
          <math:mo math:stretchy="false">μ</math:mo>
        </math:mrow>
        <math:mo math:stretchy="false">σ</math:mo>
      </math:mfrac>
    </math:mrow>
    <math:annotation math:encoding="StarMath 5.0">z~score ~=~ { x - %mu } over %sigma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(</math:mo>
          <math:mi>x</math:mi>
          <math:mo math:stretchy="false">)</math:mo>
        </math:mrow>
        <math:mo math:stretchy="false">=</math:mo>
        <math:mfrac>
          <math:mn>1</math:mn>
          <math:mrow>
            <math:mo math:stretchy="false">σ</math:mo>
            <math:msqrt>
              <math:mrow>
                <math:mn>2</math:mn>
                <math:mo math:stretchy="false">π</math:mo>
              </math:mrow>
            </math:msqrt>
          </math:mrow>
        </math:mfrac>
      </math:mrow>
      <math:msup>
        <math:mi>e</math:mi>
        <math:mrow>
          <math:mrow>
            <math:mo math:stretchy="false">−</math:mo>
            <math:mfrac>
              <math:mn>1</math:mn>
              <math:mn>2</math:mn>
            </math:mfrac>
          </math:mrow>
          <math:msup>
            <math:mfenced math:open="" math:close="">
              <math:mfrac>
                <math:mrow>
                  <math:mi>x</math:mi>
                  <math:mo math:stretchy="false">−</math:mo>
                  <math:mo math:stretchy="false">μ</math:mo>
                </math:mrow>
                <math:mo math:stretchy="false">σ</math:mo>
              </math:mfrac>
            </math:mfenced>
            <math:mn>2</math:mn>
          </math:msup>
        </math:mrow>
      </math:msup>
    </math:mrow>
    <math:annotation math:encoding="StarMath 5.0">y(x) = { 1 over { %sigma sqrt { 2 %pi }}}  e^{- {1 over 2} left ( {x - %mu} over %sigma right ) sup 2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p>
            <math:mi>x</math:mi>
            <math:mn>2</math:mn>
          </math:msup>
          <math:msup>
            <math:mi>a</math:mi>
            <math:mn>2</math:mn>
          </math:msup>
        </math:mfrac>
        <math:mo math:stretchy="false">+</math:mo>
        <math:mfrac>
          <math:msup>
            <math:mi>y</math:mi>
            <math:mn>2</math:mn>
          </math:msup>
          <math:msup>
            <math:mi>b</math:mi>
            <math:mn>2</math:mn>
          </math:msup>
        </math:mfrac>
      </math:mrow>
      <math:mrow>
        <math:mi/>
        <math:mo math:stretchy="false">=</math:mo>
        <math:mi/>
      </math:mrow>
      <math:mn>1</math:mn>
    </math:mrow>
    <math:annotation math:encoding="StarMath 5.0">x^2 over a^2 + y^2 over b^2 ~=~ 1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p>
            <math:mi>x</math:mi>
            <math:mn>2</math:mn>
          </math:msup>
          <math:msup>
            <math:mi>b</math:mi>
            <math:mn>2</math:mn>
          </math:msup>
        </math:mfrac>
        <math:mo math:stretchy="false">+</math:mo>
        <math:mfrac>
          <math:msup>
            <math:mi>y</math:mi>
            <math:mn>2</math:mn>
          </math:msup>
          <math:msup>
            <math:mi>a</math:mi>
            <math:mn>2</math:mn>
          </math:msup>
        </math:mfrac>
      </math:mrow>
      <math:mrow>
        <math:mi/>
        <math:mo math:stretchy="false">=</math:mo>
        <math:mi/>
      </math:mrow>
      <math:mn>1</math:mn>
    </math:mrow>
    <math:annotation math:encoding="StarMath 5.0">x^2 over b^2 + y^2 over a^2 ~=~ 1</math:annotation>
  </math:semantics>
</math:math>
</file>